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a933" style:font-name="Slack-Lato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b2b2b2" style:font-name="Slack-Lato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6369700" text:style-name="L1">
        <text:list-item>
          <text:p text:style-name="P1">create a rails application with devise (reset password + sign_in, NO sign up)</text:p>
        </text:list-item>
        <text:list-item>
          <text:p text:style-name="P1">admin user should be created by seeds</text:p>
        </text:list-item>
        <text:list-item>
          <text:p text:style-name="P1">admin can create users in admin panel (namespace)</text:p>
        </text:list-item>
        <text:list-item>
          <text:p text:style-name="P1">when admin creates a user then email and password (autogenerated) are sent by email</text:p>
        </text:list-item>
        <text:list-item>
          <text:p text:style-name="P1">admin can add categories (just a name, uid, and description)</text:p>
        </text:list-item>
        <text:list-item>
          <text:p text:style-name="P1">admin can add products (name, uuid [unique!], image, description, at least one category, number of products in stock)</text:p>
        </text:list-item>
        <text:list-item>
          <text:p text:style-name="P1">admin can edit categories/products</text:p>
        </text:list-item>
        <text:list-item>
          <text:p text:style-name="P1">admin can remove categories (if no products are connected)</text:p>
        </text:list-item>
        <text:list-item>
          <text:p text:style-name="P1">admin can archive product (set archived_at field to time when it happened, archived products cannot be purchased after this time)</text:p>
        </text:list-item>
        <text:list-item>
          <text:p text:style-name="P1">admin can see paginated list of categories (with filters and search)</text:p>
        </text:list-item>
        <text:list-item>
          <text:p text:style-name="P1">admin can see paginated list of products (with filters and search)</text:p>
        </text:list-item>
        <text:list-item>
          <text:p text:style-name="P1">admin can see paginated list of purchases (with filters and search)</text:p>
        </text:list-item>
        <text:list-item>
          <text:p text:style-name="P2">admin can export filtered purchases to XLS</text:p>
        </text:list-item>
        <text:list-item>
          <text:p text:style-name="P2">admin can import products with CSV file</text:p>
        </text:list-item>
        <text:list-item>
          <text:p text:style-name="P2">user can log in by email/password</text:p>
        </text:list-item>
        <text:list-item>
          <text:p text:style-name="P2">user can reset password</text:p>
        </text:list-item>
        <text:list-item>
          <text:p text:style-name="P2">user can edit email, password, first_name, last_name</text:p>
        </text:list-item>
        <text:list-item>
          <text:p text:style-name="P2">user cannot access admin panel namespace</text:p>
        </text:list-item>
        <text:list-item>
          <text:p text:style-name="P2">user can buy a product (number of products in stock is decreased)</text:p>
        </text:list-item>
        <text:list-item>
          <text:p text:style-name="P2">user can see history of his purchases</text:p>
        </text:list-item>
        <text:list-item>
          <text:p text:style-name="P2">implement REST api for products (all actions)</text:p>
        </text:list-item>
        <text:list-item>
          <text:p text:style-name="P2">implement authorization on top of this application, use it in proper places</text:p>
        </text:list-item>
        <text:list-item>
          <text:p text:style-name="P2">implement a view with statistics that is available for admin</text:p>
        </text:list-item>
        <text:list-item>
          <text:p text:style-name="P2">implement a state machine for purchases</text:p>
        </text:list-item>
        <text:list-item>
          <text:p text:style-name="P2">implement Null Object</text:p>
        </text:list-item>
        <text:list-item>
          <text:p text:style-name="P2">implement Decorator</text:p>
        </text:list-item>
        <text:list-item>
          <text:p text:style-name="P2">use exception handling in controller and in one of your service objec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0:06:36.789502368</meta:creation-date>
    <dc:date>2022-02-17T17:31:41.096474791</dc:date>
    <meta:editing-duration>P13DT23H14M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71" meta:character-count="1533" meta:non-whitespace-character-count="1316"/>
  </office:meta>
</office:document-meta>
</file>